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ListParagraph" style:list-style-name="WWNum1" style:family="paragraph"/>
    <style:style style:name="P3" style:parent-style-name="ListParagraph" style:list-style-name="WWNum1" style:family="paragraph"/>
    <style:style style:name="P4" style:parent-style-name="ListParagraph" style:list-style-name="WWNum1" style:family="paragraph"/>
    <style:style style:name="P5" style:parent-style-name="ListParagraph" style:list-style-name="WWNum1" style:family="paragraph"/>
    <style:style style:name="P6" style:parent-style-name="ListParagraph" style:list-style-name="WWNum1" style:family="paragraph"/>
    <style:style style:name="P7" style:parent-style-name="ListParagraph" style:list-style-name="WWNum1" style:family="paragraph"/>
    <style:style style:name="P8" style:parent-style-name="ListParagraph" style:family="paragraph">
      <style:paragraph-properties fo:margin-left="0in">
        <style:tab-stops/>
      </style:paragraph-properties>
    </style:style>
  </office:automatic-styles>
  <office:body>
    <office:text text:use-soft-page-breaks="true">
      <text:p text:style-name="P1">1. For this problem, you have to calculate the centre points and radius of the ball for given 15 images. These 15 images in the <text:s/>“images” folder. There are taken at a fixed interval of 240fps. The camera extrinsic is as follow:</text:p>
      <text:list text:style-name="WWNum1" text:continue-numbering="true">
        <text:list-item>
          <text:p text:style-name="P2">Pixel size 0.0048mm</text:p>
        </text:list-item>
      </text:list>
      <text:list text:style-name="WWNum1" text:continue-numbering="true">
        <text:list-item>
          <text:p text:style-name="P3">Full resolution 1280x1024</text:p>
        </text:list-item>
        <text:list-item>
          <text:p text:style-name="P4">Focal length FL 8mm</text:p>
        </text:list-item>
        <text:list-item>
          <text:p text:style-name="P5">Radius of baseball <text:s/>0.0373 meter.</text:p>
        </text:list-item>
        <text:list-item>
          <text:p text:style-name="P6">The camera is tilted 10 degree upwards towards the sky.</text:p>
        </text:list-item>
        <text:list-item>
          <text:p text:style-name="P7">It is sitting on the ground 4 meters away from where the ball starts.</text:p>
        </text:list-item>
      </text:list>
      <text:p text:style-name="ListParagraph"/>
      <text:p text:style-name="P8">You do not have to use all the information given above. Offline processing is allowed.</text:p>
      <text:p text:style-name="Standard">2. In this problem, it is asked to make the<text:s/>TVM segmentation model<text:s/>binaries work such that neural network runs properly to segment the ball for the given input image using C++ API and TVM<text:s/>inference<text:s/>framework.</text:p>
      <text:p text:style-name="Standard">“input.bmp” will be used for input image and it is asked to send us output image together with the source code.</text:p>
      <text:p text:style-name="Standard">Notes which may be beneficial:</text:p>
      <text:p text:style-name="Standard">Provided binary<text:s/>inference<text:s/>models use CPU backend and suitable to run on Windows(x64) and Linux(x86-64)<text:s/>architectures.</text:p>
      <text:p text:style-name="Standard">Division by 255 is necessary before feeding input.</text:p>
      <text:p text:style-name="Standard">OpenCV functions are allowed to use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SimSun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SG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apsodogolf</meta:initial-creator>
    <dc:creator>Guest User</dc:creator>
    <meta:creation-date>2020-06-05T12:09:00Z</meta:creation-date>
    <dc:date>2020-06-05T12:09:00Z</dc:date>
    <meta:template xlink:href="Normal.dotm" xlink:type="simple"/>
    <meta:editing-cycles>15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64" meta:character-count="1101" meta:row-count="7" meta:non-whitespace-character-count="939"/>
  </office:meta>
</office:document-meta>
</file>